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c7a3" officeooo:paragraph-rsid="0006d316"/>
    </style:style>
    <style:style style:name="P2" style:family="paragraph" style:parent-style-name="Standard">
      <style:text-properties officeooo:rsid="0004c7a3" officeooo:paragraph-rsid="0008187a"/>
    </style:style>
    <style:style style:name="P3" style:family="paragraph" style:parent-style-name="Standard">
      <style:text-properties officeooo:rsid="0004c7a3" officeooo:paragraph-rsid="000b35b7"/>
    </style:style>
    <style:style style:name="P4" style:family="paragraph" style:parent-style-name="Standard">
      <style:text-properties officeooo:rsid="0004c7a3" officeooo:paragraph-rsid="000d6661"/>
    </style:style>
    <style:style style:name="P5" style:family="paragraph" style:parent-style-name="Standard">
      <style:text-properties officeooo:rsid="0004c7a3" officeooo:paragraph-rsid="000fccc7"/>
    </style:style>
    <style:style style:name="P6" style:family="paragraph" style:parent-style-name="Standard">
      <style:text-properties officeooo:rsid="00080d19" officeooo:paragraph-rsid="00080d19"/>
    </style:style>
    <style:style style:name="P7" style:family="paragraph" style:parent-style-name="Standard">
      <style:text-properties officeooo:rsid="0008187a" officeooo:paragraph-rsid="0008187a"/>
    </style:style>
    <style:style style:name="P8" style:family="paragraph" style:parent-style-name="Standard">
      <style:text-properties fo:color="#000000" officeooo:rsid="0008187a" officeooo:paragraph-rsid="0008187a"/>
    </style:style>
    <style:style style:name="P9" style:family="paragraph" style:parent-style-name="Standard">
      <style:text-properties fo:color="#000000" officeooo:rsid="0004c7a3" officeooo:paragraph-rsid="000fccc7"/>
    </style:style>
    <style:style style:name="P10" style:family="paragraph" style:parent-style-name="Standard">
      <style:text-properties officeooo:rsid="000c707c" officeooo:paragraph-rsid="000c707c"/>
    </style:style>
    <style:style style:name="P11" style:family="paragraph" style:parent-style-name="Standard">
      <style:text-properties officeooo:rsid="000d6661" officeooo:paragraph-rsid="000d6661"/>
    </style:style>
    <style:style style:name="T1" style:family="text">
      <style:text-properties officeooo:rsid="00058778"/>
    </style:style>
    <style:style style:name="T2" style:family="text">
      <style:text-properties officeooo:rsid="0006d316"/>
    </style:style>
    <style:style style:name="T3" style:family="text">
      <style:text-properties officeooo:rsid="00080d19"/>
    </style:style>
    <style:style style:name="T4" style:family="text">
      <style:text-properties officeooo:rsid="0008187a"/>
    </style:style>
    <style:style style:name="T5" style:family="text">
      <style:text-properties fo:color="#ff3300" officeooo:rsid="0008187a"/>
    </style:style>
    <style:style style:name="T6" style:family="text">
      <style:text-properties fo:color="#ff3300" officeooo:rsid="000b35b7"/>
    </style:style>
    <style:style style:name="T7" style:family="text">
      <style:text-properties fo:color="#ff3300" officeooo:rsid="000fccc7"/>
    </style:style>
    <style:style style:name="T8" style:family="text">
      <style:text-properties officeooo:rsid="000b35b7"/>
    </style:style>
    <style:style style:name="T9" style:family="text">
      <style:text-properties fo:color="#ff3333"/>
    </style:style>
    <style:style style:name="T10" style:family="text">
      <style:text-properties fo:color="#ff3333" officeooo:rsid="0006d316"/>
    </style:style>
    <style:style style:name="T11" style:family="text">
      <style:text-properties fo:color="#ff3333" officeooo:rsid="000c707c"/>
    </style:style>
    <style:style style:name="T12" style:family="text">
      <style:text-properties fo:color="#ff3333" officeooo:rsid="000d6661"/>
    </style:style>
    <style:style style:name="T13" style:family="text">
      <style:text-properties fo:color="#ff3333" officeooo:rsid="000fccc7"/>
    </style:style>
    <style:style style:name="T14" style:family="text">
      <style:text-properties officeooo:rsid="000c707c"/>
    </style:style>
    <style:style style:name="T15" style:family="text">
      <style:text-properties officeooo:rsid="000d6661"/>
    </style:style>
    <style:style style:name="T16" style:family="text">
      <style:text-properties officeooo:rsid="000fccc7"/>
    </style:style>
    <style:style style:name="T17" style:family="text">
      <style:text-properties fo:color="#000000" officeooo:rsid="0006d3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 tady vlastně vůbec dělám? Rusové se blíží...<text:line-break/><text:span text:style-name="T2">What am I still doing here? Russians are closing in...</text:span></text:p>
      <text:p text:style-name="P1"><text:line-break/>Měli bychom se prostě sebrat, nechat vězně tady a jít. Co nejrychleji. Zachránit si život. <text:line-break/><text:span text:style-name="T2">We should let prisoners go and get lost. Screw the doctrine. We are all in the same boat now.</text:span></text:p>
      <text:p text:style-name="P1"><text:line-break/>Ale rozkaz je rozkaz. Musíme jich co nejvíce dovést do tábora. <text:line-break/><text:span text:style-name="T2">But orders are orders. We have to take them to the camp.</text:span></text:p>
      <text:p text:style-name="P1"><text:line-break/>a) <text:span text:style-name="T16">NÁCEK</text:span></text:p>
      <text:p text:style-name="P1">Říše je ještě může využít.</text:p>
      <text:p text:style-name="P5"><text:span text:style-name="T2">The Reich can still make use of them. And win the war.</text:span><text:line-break/><text:line-break/>b) <text:span text:style-name="T16">OMG</text:span></text:p>
      <text:p text:style-name="P5">Nesmíme je nechat Rusům, ne poté, co viděli. </text:p>
      <text:p text:style-name="P5"><text:span text:style-name="T2">Russians must not get them. Not after what they have seen.</text:span><text:line-break/><text:line-break/>c) <text:span text:style-name="T16">ZMRD</text:span></text:p>
      <text:p text:style-name="P5">Tam už budou vědět co s nimi. Mohli bychom je postřílet hned teď a tady, ale na co plýtvat kulky. Navíc, v táboře se snadno zbaví těl. </text:p>
      <text:p text:style-name="P3"><text:span text:style-name="T8">It will be easier and faster to put an end to this in the camp. Plus it's more economical.</text:span></text:p>
      <text:p text:style-name="P3"/>
      <text:p text:style-name="P9"><text:span text:style-name="T14">d) DEBIL</text:span></text:p>
      <text:p text:style-name="P5"><text:span text:style-name="T17">What happens in the camp is not my responsibility so I will actually keep my hands clean.</text:span><text:line-break/><text:line-break/>________________________________________________________________________________<text:line-break/><text:line-break/>Musí jim být jasné, co je čeká. Proč se prostě neseberou a nezkusí nás přemoct... Máme zbraně, ale mohli by alespoň zemřít rychleji a se ctí.<text:line-break/><text:span text:style-name="T2">I wonder why they do not try and kill us. </text:span></text:p>
      <text:p text:style-name="P5"><text:line-break/>a) <text:span text:style-name="T16">NÁCEK</text:span></text:p>
      <text:p text:style-name="P5">Jejich slabost jen dokazuje jak podřadní jsou. Germáni by se nenechali takhle zotročit.<text:line-break/><text:span text:style-name="T2">They would die with honour at least. Germans, for example, would never even become slaves.</text:span></text:p>
      <text:p text:style-name="P5"><text:line-break/>b) <text:span text:style-name="T16">OMG </text:span></text:p>
      <text:p text:style-name="P5">Nemají už žádnou vlastní vůli. Vytloukli jsme z nich poslední zbytky odporu už před dlouhou dobou.</text:p>
      <text:p text:style-name="P5"><text:span text:style-name="T3">Maybe it is because we beat the last bits of will out of them long time ago. </text:span><text:line-break/><text:line-break/>c) <text:span text:style-name="T16">ZMRD</text:span></text:p>
      <text:p text:style-name="P5">Kéž by to zkusili! Měli bychom to alespoň rychleji za sebou a potlačení vzpoury by nikdo nemohl odsoudit jako válečné zvěrstvo. <text:line-break/><text:span text:style-name="T3">If only they tried! At least we would have more time to disappear and noone could condemn it as a war crime.</text:span></text:p>
      <text:p text:style-name="P3"/>
      <text:p text:style-name="P10"><text:span text:style-name="T9">d) </text:span><text:span text:style-name="T12">Killing them puts an end to their suffering</text:span><text:span text:style-name="T9"> - not what </text:span><text:span text:style-name="T12">most</text:span><text:span text:style-name="T9"> </text:span><text:span text:style-name="T12">people</text:span><text:span text:style-name="T9"> would do.</text:span></text:p>
      <text:p text:style-name="P3"><text:line-break/>________________________________________________________________________________<text:line-break/><text:line-break/>Zasraná zima. </text:p>
      <text:p text:style-name="P5"><text:span text:style-name="T3">Schei3cold.</text:span><text:line-break/><text:soft-page-break/><text:line-break/>a<text:span text:style-name="T3">) NÁCEK</text:span></text:p>
      <text:p text:style-name="P5"><text:span text:style-name="T3">Němci jsou na zimu zvyklí. Dojdeme včas. </text:span></text:p>
      <text:p text:style-name="P6">Germans are born to <text:span text:style-name="T4">resist cold. We will arrive on time.</text:span></text:p>
      <text:p text:style-name="P5"><text:line-break/>b) <text:span text:style-name="T16">OMG</text:span></text:p>
      <text:p text:style-name="P5"><text:span text:style-name="T16">Vězni musí mrznout víc než já. Díky Bohu že na sobě nemám tyhle hadry.</text:span><text:line-break/><text:span text:style-name="T4">The poor guys must be freezing. Thank god I have a warm coat and a flask.</text:span></text:p>
      <text:p text:style-name="P2"/>
      <text:p text:style-name="P5">c) <text:span text:style-name="T16">ZMRD</text:span></text:p>
      <text:p text:style-name="P5">Tak rychleji, ať už jsme v táboře. Musíme je popohnat.</text:p>
      <text:p text:style-name="P11">We are running out of time. At this rate, we will be dead sooner than later.</text:p>
      <text:p text:style-name="P4"/>
      <text:p text:style-name="P4"><text:span text:style-name="T15">We need to get to the camp . The rest is none of my bussiness. Not my fault.</text:span><text:line-break/>________________________________________________________________________________<text:line-break/><text:line-break/><text:span text:style-name="T1">Co bych dělal kdybych byl na jejich místě?</text:span></text:p>
      <text:p text:style-name="P7">What would I do, if I was one of them? </text:p>
      <text:p text:style-name="P5"><text:span text:style-name="T1"><text:line-break/>a) NÁCEK </text:span></text:p>
      <text:p text:style-name="P5"><text:span text:style-name="T1">Došel bych do cíle, za každou cenu. <text:line-break/>First of all, I would carry out the orders on time. Ordnung must sein.</text:span></text:p>
      <text:p text:style-name="P5"><text:span text:style-name="T1"><text:line-break/>b) OMG</text:span></text:p>
      <text:p text:style-name="P5"><text:span text:style-name="T1">Lehnul bych si do sněhu a zůstal tam. Chtěl bych konec. Co nejdříve.<text:line-break/>I would die as soon and as quickly as possible. I do not know how they can take it.</text:span></text:p>
      <text:p text:style-name="P2"/>
      <text:p text:style-name="P5"><text:span text:style-name="T1">c) ZMRD</text:span></text:p>
      <text:p text:style-name="P5"><text:span text:style-name="T1">Dostal bych se pryč. Utekl bych. Přežil bych. Dokázal bych toho víc, než jakákoliv z těhlech vší.</text:span></text:p>
      <text:p text:style-name="P8"><text:span text:style-name="T4">I would run away, survive. I would do better than anyone of them.</text:span></text:p>
      <text:p text:style-name="P2"><text:span text:style-name="T6"/></text:p>
      <text:p text:style-name="P5"><text:span text:style-name="T7">d) DEBIL</text:span></text:p>
      <text:p text:style-name="P5"><text:span text:style-name="T6">Maybe t</text:span><text:span text:style-name="T5">hey </text:span><text:span text:style-name="T6">are</text:span><text:span text:style-name="T5"> here for a reason. </text:span><text:span text:style-name="T6">Therefore</text:span><text:span text:style-name="T5"> I would never become one of them in the first place.</text:span><text:span text:style-name="T1"><text:line-break/>________________________________________________________________________________<text:line-break/><text:line-break/>Konečná otázka:<text:line-break/><text:line-break/>Vypadají jako kostlivci. Nerozeznám ženy od mužů, tak hubení jsou. Tábor je prázdný.<text:line-break/><text:line-break/>a) NÁCEK</text:span></text:p>
      <text:p text:style-name="P5"><text:span text:style-name="T1">Postřílíme je teď a tady. Pece stále pracují.<text:line-break/><text:line-break/>b) OMG</text:span></text:p>
      <text:p text:style-name="P5"><text:span text:style-name="T1">Co jsem to udělal? Co jsme to udělali... vám? Je mi to tak líto.<text:line-break/><text:line-break/>c) ZMRD</text:span></text:p>
      <text:p text:style-name="P5"><text:span text:style-name="T1">Zavřeme je do stodoly. Ať si je vezmou Rusové nebo zima. Tou dobou už budu dávno pryč.<text:line-break/><text:line-break/>________________________________________________________________________________<text:line-break/><text:line-break/>Osudy:<text:line-break/><text:line-break/></text:span><text:soft-page-break/><text:span text:style-name="T1">a) Hans byl v Norimberku odsouzen k doživotnímu vězení. Zemřel za mřížemi po 11 letech na selhání srdce.<text:line-break/><text:line-break/>b) Hansovi se podařilo uniknout z Německa do Švýcarska. Tam po několika týdnech spáchal sebevraždu. <text:line-break/><text:line-break/>c) Hans se přes své přátele ve Švýcarsku dostal do Argentiny. Nikdy nevypovídal ani nebyl obžalován a souzen. Měl dceru Marii a syna jménem Jan. Zemřel ve věku 64 let na rakovinu plic. <text:line-break/><text:line-break/>________________________________________________________________________________<text:line-break/><text:line-break/>Roman Lustig byl zajat ruskou armádou a dostal se do péče Rudého kříže. Přesto ale zemřel na tyfus.<text:line-break/><text:line-break/>Musič Zoran se zemřel o několik dní později na následky podchlazení v opuštěné stodole asi 10 kilometrů od hlavní trasy pochodu. <text:line-break/><text:line-break/>Martin Fendelhelder se dostal za frontovou linii a později do Českého města Most. Tam ho považovali za Němce a byl odsunut společně s dalšími tisícy sudetských němců. Zbytek života strávil ve Francii. Zemřel v roce 1971. <text:line-break/><text:line-break/>Anna Klugerová přežila válku a dostala se do Ameriky. Tam si v roce 1952 podřezala žíly ve vaně. <text:line-break/><text:line-break/>Igor Tokgar se nedožil svých dvaceti let. Cestou na západ ho našla německá hlídka a zastřelila. <text:line-break/><text:line-break/>Alice Neilsenová se dostala za americké linie a později žila v New Yorku až do roku 1991. Napsala paměti.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10S</meta:editing-duration>
    <meta:editing-cycles>8</meta:editing-cycles>
    <meta:generator>LibreOffice/4.4.4.3$Windows_x86 LibreOffice_project/2c39ebcf046445232b798108aa8a7e7d89552ea8</meta:generator>
    <dc:date>2015-08-24T16:29:07.307000000</dc:date>
    <meta:document-statistic meta:table-count="0" meta:image-count="0" meta:object-count="0" meta:page-count="3" meta:paragraph-count="42" meta:word-count="834" meta:character-count="4928" meta:non-whitespace-character-count="4083"/>
    <meta:user-defined meta:name="Info 1"/>
    <meta:user-defined meta:name="Info 2"/>
    <meta:user-defined meta:name="Info 3"/>
    <meta:user-defined meta:name="Info 4"/>
  </office:meta>
</office:document-meta>
</file>